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688in" fo:margin-left="0.0799in" fo:margin-top="0in" fo:margin-bottom="0in" table:align="left" style:writing-mode="lr-tb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4.3229in"/>
    </style:style>
    <style:style style:name="Table1.C" style:family="table-column">
      <style:table-column-properties style:column-width="1.5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056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00%" fo:text-align="start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1" style:master-page-name="Standard">
      <style:paragraph-properties fo:text-align="center" style:justify-single-word="false" style:page-number="1"/>
    </style:style>
    <style:style style:name="P12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</style:style>
    <style:style style:name="P13" style:family="paragraph" style:parent-style-name="Heading_20_3">
      <style:paragraph-properties fo:margin-top="0in" fo:margin-bottom="0in" loext:contextual-spacing="false" fo:line-height="100%"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00"/>
    </style:style>
    <style:style style:name="T4" style:family="text">
      <style:text-properties fo:background-color="#ffff00"/>
    </style:style>
    <style:style style:name="T5" style:family="text">
      <style:text-properties fo:color="#ff0000"/>
    </style:style>
    <style:style style:name="T6" style:family="text">
      <style:text-properties style:text-underline-style="none"/>
    </style:style>
    <style:style style:name="T7" style:family="text">
      <style:text-properties style:font-name="Roboto" style:font-name-asian="Roboto1" style:font-name-complex="Robo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xnpej58wjtez"/>Glossario 2020/21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bookmark text:name="_lk99ucbvu149"/>Termine</text:p>
          </table:table-cell>
          <table:table-cell table:style-name="Table1.A1" office:value-type="string">
            <text:p text:style-name="P13"><text:bookmark text:name="_pll4miy809tn"/>Descrizione</text:p>
          </table:table-cell>
          <table:table-cell table:style-name="Table1.A1" office:value-type="string">
            <text:p text:style-name="P13"><text:bookmark text:name="_pll4miy809tn1"/>Sinonimi</text:p>
          </table:table-cell>
        </table:table-row>
        <table:table-row table:style-name="Table1.2">
          <table:table-cell table:style-name="Table1.A1" table:number-columns-spanned="3" office:value-type="string">
            <text:p text:style-name="P2"><text:span text:style-name="T2">Attori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hef</text:p>
          </table:table-cell>
          <table:table-cell table:style-name="Table1.A1" office:value-type="string">
            <text:p text:style-name="Standard">Stabilisce il <text:span text:style-name="T2">menù</text:span> per gli eventi e ne supervisiona la preparazion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Standard">Colui che commissiona l’organizzazione di un <text:span text:style-name="T2">event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uoco</text:p>
          </table:table-cell>
          <table:table-cell table:style-name="Table1.A1" office:value-type="string">
            <text:p text:style-name="Standard">Prepara il <text:span text:style-name="T2">cib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Organizzatore</text:p>
          </table:table-cell>
          <table:table-cell table:style-name="Table1.A1" office:value-type="string">
            <text:p text:style-name="P1">La persona che gestisce il <text:span text:style-name="T2">personale</text:span> e gli <text:span text:style-name="T2">event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ersonale</text:p>
          </table:table-cell>
          <table:table-cell table:style-name="Table1.A1" office:value-type="string">
            <text:p text:style-name="P1">La parola personale è usata in modo ambiguo nel testo per intendere talvolta tutti i dipendenti (chef, cuochi, personale di servizio), talvolta soltanto i dipendenti soggetti a turni (cuochi e personale di servizio). In presenza di questo termine consultare il cliente per disambiguar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ersonale di Servizio</text:p>
          </table:table-cell>
          <table:table-cell table:style-name="Table1.A1" office:value-type="string">
            <text:p text:style-name="P1">Le persone (maître e camerieri) che si occupano del servizio durante l’evento stesso.</text:p>
          </table:table-cell>
          <table:table-cell table:style-name="Table1.A1" office:value-type="string">
            <text:p text:style-name="P2">Staff di supporto</text:p>
          </table:table-cell>
        </table:table-row>
        <table:table-row table:style-name="Table1.1">
          <table:table-cell table:style-name="Table1.A1" office:value-type="string">
            <text:p text:style-name="P2">Utente</text:p>
          </table:table-cell>
          <table:table-cell table:style-name="Table1.A1" office:value-type="string">
            <text:p text:style-name="Standard">Generico utilizzatore dell’applicazione (ha necessariamente un ruolo fra <text:span text:style-name="T2">organizzatore</text:span>, <text:span text:style-name="T2">chef</text:span>, <text:span text:style-name="T2">cuoco</text:span>, <text:span text:style-name="T2">personale di servizio</text:span>)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columns-spanned="3" office:value-type="string">
            <text:p text:style-name="P2"><text:span text:style-name="T2">Dominio dell’applicazione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Autore (di una <text:span text:style-name="T2">ricetta</text:span>)</text:p>
          </table:table-cell>
          <table:table-cell table:style-name="Table1.A1" office:value-type="string">
            <text:p text:style-name="P2">Chi ha ideato la <text:span text:style-name="T2">ricetta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Cibo</text:p>
          </table:table-cell>
          <table:table-cell table:style-name="Table1.A1" office:value-type="string">
            <text:p text:style-name="Standard">Piatti preparati (seguendo una <text:span text:style-name="T2">ricetta</text:span> del <text:span text:style-name="T2">ricettario</text:span>) per essere consumati durante un <text:span text:style-name="T2">servizio</text:span>.</text:p>
          </table:table-cell>
          <table:table-cell table:style-name="Table1.A1" office:value-type="string">
            <text:p text:style-name="P2">Pietanze</text:p>
          </table:table-cell>
        </table:table-row>
        <table:table-row table:style-name="Table1.2">
          <table:table-cell table:style-name="Table1.A1" office:value-type="string">
            <text:p text:style-name="P2">Dose (di un <text:span text:style-name="T2">ingrediente</text:span>)</text:p>
          </table:table-cell>
          <table:table-cell table:style-name="Table1.A1" office:value-type="string">
            <text:p text:style-name="P2">Indica la quantità di ogni <text:span text:style-name="T2">ingrediente</text:span> (di base o preparati) necessario alla preparazione di un piatto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Emendamento di un <text:span text:style-name="T2">menù</text:span></text:p>
          </table:table-cell>
          <table:table-cell table:style-name="Table1.A1" office:value-type="string">
            <text:p text:style-name="P2">Modifica <text:s/>effettuata <text:s/>nel <text:span text:style-name="T2">menù</text:span> di un <text:span text:style-name="T2">evento</text:span> da parte dello <text:span text:style-name="T2">chef</text:span> che può <text:s text:c="2"/>togliere o aggiungere piatti. Queste modifiche non si riflettono sul <text:s/>menù originale, gli emendamenti restano visibili come aggiunte o eliminazioni limitate all’evento in questione. Anche l’<text:span text:style-name="T2">organizzatore</text:span> può proporre questi emendamenti, che però <text:s/>dovranno essere approvati dallo <text:span text:style-name="T2">chef</text:span>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">Estrapolazione di <text:span text:style-name="T2">preparazioni</text:span></text:p>
          </table:table-cell>
          <table:table-cell table:style-name="Table1.A1" office:value-type="string">
            <text:p text:style-name="P2">Trasformazione di una parte <text:s/>di <text:span text:style-name="T2">ricetta</text:span> in una <text:span text:style-name="T2">preparazione</text:span> <text:s/>a sé stant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Evento</text:p>
          </table:table-cell>
          <table:table-cell table:style-name="Table1.A1" office:value-type="string">
            <text:p text:style-name="Standard">Contesto in cui viene fornito il servizio di catering. </text:p>
            <text:p text:style-name="Standard">Può essere ad es. un pranzo, una cena, un aperitivo, un buffet, un coffee break...</text:p>
            <text:p text:style-name="Standard">Prevede due momenti diversi, il <text:span text:style-name="T2">lavoro preparatorio</text:span> e il <text:span text:style-name="T2">servizio</text:span>.</text:p>
            <text:p text:style-name="Standard">Se ne fa carico un <text:span text:style-name="T2">organizzatore</text:span>, mentre la cucina è affidata a uno <text:span text:style-name="T2">chef</text:span>.</text:p>
            <text:p text:style-name="P1">Un evento può essere semplice, e prevedere un singolo <text:span text:style-name="T2">servizio</text:span>, o complesso.</text:p>
            <text:p text:style-name="P1">Un evento complesso può prevedere più <text:span text:style-name="T2">servizi</text:span> (pranzo e cena, colazione e pranzo, coffee-break mattino e pomeriggio, ecc) in un unica giornata e/o prevedere più giornate. </text:p>
            <text:p text:style-name="P1">Gli eventi possono inoltre essere classificati come ricorrenti nel caso in cui si ripetano con una certa regolarità. 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Ingrediente </text:p>
          </table:table-cell>
          <table:table-cell table:style-name="Table1.A1" office:value-type="string">
            <text:p text:style-name="P2">Materia prima per preparare un piatto. Può essere di base, ovvero scelto da un elenco che si immagina predefinito nel software e che dovrà essere il più possibile esaustivo, oppure un preparato realizzato in cucina dagli stessi cuochi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Insieme delle istruzioni (di una ricetta)</text:p>
          </table:table-cell>
          <table:table-cell table:style-name="Table1.A1" office:value-type="string">
            <text:p text:style-name="P2">Spiegazione di come trasformare gli <text:span text:style-name="T2">ingredienti</text:span> di partenza in un prodotto finito.</text:p>
            <text:p text:style-name="Standard">Sono divise in due sezioni, la parte che può essere realizzata in anticipo e quella che deve essere realizzata all’ultimo sul posto dell’evento. Naturalmente è possibile che una delle due sezioni sia vuota. </text:p>
            <text:p text:style-name="Standard">Ogni singola istruzione è rappresentata da un <text:span text:style-name="T2">pass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<text:span text:style-name="T4">Menù</text:span></text:p>
          </table:table-cell>
          <table:table-cell table:style-name="Table1.A1" office:value-type="string">
            <text:p text:style-name="P2">Descrive quali piatti vengono proposti in un dato <text:span text:style-name="T2">servizio</text:span> (nell’ambito di un <text:span text:style-name="T2">evento</text:span>)</text:p>
            <text:p text:style-name="P2">Si compone di diverse <text:span text:style-name="T2">voci</text:span>, opzionalmente organizzate in <text:span text:style-name="T2">sezioni</text:span>. </text:p>
            <text:p text:style-name="P2"/>
            <text:p text:style-name="P2">Lo chef costruisce i suoi menù a partire dalle <text:span text:style-name="T2">ricette</text:span> nel <text:span text:style-name="T2">ricettario</text:span>. </text:p>
            <text:p text:style-name="P2"/>
            <text:p text:style-name="Standard">Un menù è caratterizzato da informazioni aggiuntive, quali:</text:p>
            <text:list xml:id="list396406888" text:style-name="WWNum5">
              <text:list-item>
                <text:p text:style-name="P4">se è consigliata la presenza di un cuoco durante il servizio per finalizzare le preparazioni</text:p>
              </text:list-item>
              <text:list-item>
                <text:p text:style-name="P4">se prevede solo piatti freddi o anche piatti caldi</text:p>
              </text:list-item>
              <text:list-item>
                <text:p text:style-name="P4">se richiede la disponibilità di una cucina nella sede dell’evento</text:p>
              </text:list-item>
              <text:list-item>
                <text:p text:style-name="P4">se è adeguato per un buffet</text:p>
              </text:list-item>
              <text:list-item>
                <text:p text:style-name="P4">se può essere fruito senza posate (finger food)</text:p>
              </text:list-item>
            </text:list>
            <text:p text:style-name="Standard"/>
            <text:p text:style-name="P2">Un menù può essere modificato fintanto che non è utilizzato in alcun <text:span text:style-name="T2">event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Passo</text:p>
          </table:table-cell>
          <table:table-cell table:style-name="Table1.A1" office:value-type="string">
            <text:p text:style-name="Standard">Singolo elemento che compone le <text:span text:style-name="T2">istruzioni</text:span> di una <text:span text:style-name="T2">ricetta</text:span>:</text:p>
            <text:list xml:id="list155107114" text:style-name="WWNum2">
              <text:list-item>
                <text:p text:style-name="P5">passo semplice: un singolo passaggio di svolgimento; </text:p>
              </text:list-item>
              <text:list-item>
                <text:p text:style-name="P5">raggruppamento: una sequenza di passi che vengono uno dopo l’altro </text:p>
              </text:list-item>
              <text:list-item>
                <text:p text:style-name="P5">variante: formato da un passo “principale” e da una “variante” </text:p>
              </text:list-item>
              <text:list-item>
                <text:p text:style-name="P5">ripetizione: un passo con l’indicazione di una regola di ripetizione</text:p>
              </text:list-item>
            </text:list>
          </table:table-cell>
          <table:table-cell table:style-name="Table1.A1" office:value-type="string">
            <text:p text:style-name="P2">Istruzione</text:p>
          </table:table-cell>
        </table:table-row>
        <text:soft-page-break/>
        <table:table-row table:style-name="Table1.2">
          <table:table-cell table:style-name="Table1.A1" office:value-type="string">
            <text:p text:style-name="P2">Porzione</text:p>
          </table:table-cell>
          <table:table-cell table:style-name="Table1.A1" office:value-type="string">
            <text:p text:style-name="P2">Quantità indicativa di un piatto finito per una persona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Preparazione</text:p>
          </table:table-cell>
          <table:table-cell table:style-name="Table1.A1" office:value-type="string">
            <text:p text:style-name="Standard">Simile a una <text:span text:style-name="T2">ricetta</text:span>, ma descrive come realizzare un preparato da utilizzare in un’altra.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reparazione in sede</text:p>
          </table:table-cell>
          <table:table-cell table:style-name="Table1.A1" office:value-type="string">
            <text:p text:style-name="P2">Fase in cui i cuochi si dedicano ad anticipare alcune preparazioni e ricette necessarie per un <text:span text:style-name="T2">servizio</text:span>.</text:p>
          </table:table-cell>
          <table:table-cell table:style-name="Table1.A1" office:value-type="string">
            <text:p text:style-name="P2">Lavoro preparatorio</text:p>
          </table:table-cell>
        </table:table-row>
        <table:table-row table:style-name="Table1.2">
          <table:table-cell table:style-name="Table1.A1" office:value-type="string">
            <text:p text:style-name="P2">Proprietario (di una <text:span text:style-name="T2">ricetta</text:span>)</text:p>
          </table:table-cell>
          <table:table-cell table:style-name="Table1.A1" office:value-type="string">
            <text:p text:style-name="P2">Chi ha inserito la <text:span text:style-name="T2">ricetta</text:span> nel <text:span text:style-name="T2">ricettari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Ricetta</text:p>
          </table:table-cell>
          <table:table-cell table:style-name="Table1.A1" office:value-type="string">
            <text:p text:style-name="Standard">Descrive come preparare un piatto da servire a tavola.</text:p>
            <text:p text:style-name="Standard">E’ caratterizzata da un nome, da un proprietario opzionalmente da un autore e può essere accompagnata da una descrizione breve di ciò che realizza o da altre note che si ritiene possano essere di interesse. </text:p>
            <text:p text:style-name="P2">Può essere accompagnata da tag che segnalano ricette vegetariane, senza latticini, senza uova, senza glutine, vegane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Ricettario</text:p>
          </table:table-cell>
          <table:table-cell table:style-name="Table1.A1" office:value-type="string">
            <text:p text:style-name="P2">Un elenco/raccolta di <text:span text:style-name="T2">ricette</text:span> e <text:span text:style-name="T2">preparazion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uolo</text:p>
          </table:table-cell>
          <table:table-cell table:style-name="Table1.A1" office:value-type="string">
            <text:p text:style-name="Standard">Specifica mansione assegnata a un membro del <text:span text:style-name="T2">personale di servizio</text:span> in un <text:span text:style-name="T2">dato servizi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cheda di un <text:span text:style-name="T2">evento</text:span></text:p>
          </table:table-cell>
          <table:table-cell table:style-name="Table1.A1" office:value-type="string">
            <text:p text:style-name="P2">Creata dall’<text:span text:style-name="T2">organizzatore</text:span>, è il documento in cui sono descritte le caratteristiche dell’<text:span text:style-name="T2">evento</text:span>.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de</text:p>
          </table:table-cell>
          <table:table-cell table:style-name="Table1.A1" office:value-type="string">
            <text:p text:style-name="P2">Ubicazione della società di catering e delle relative cucin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de di un <text:span text:style-name="T2">evento</text:span></text:p>
          </table:table-cell>
          <table:table-cell table:style-name="Table1.A1" office:value-type="string">
            <text:p text:style-name="P2">Luogo di svolgimento degli eventi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rvizio</text:p>
          </table:table-cell>
          <table:table-cell table:style-name="Table1.A1" office:value-type="string">
            <text:p text:style-name="P2">Attività che consiste nel servire ai partecipanti i piatti e le bevande preparati. Include l’allestimento preliminare e il rigoverno al termine. Può andare dal semplice buffet all’allestimento di una sala ristorante.</text:p>
            <text:p text:style-name="P9">Uno stesso <text:span text:style-name="T2">evento</text:span> può prevedere più servizi, anche in <text:span text:style-name="T2">sedi</text:span> diverse. Ciascun servizio avrà una precisa fascia oraria, e naturalmente un proprio <text:span text:style-name="T2">menu</text:span> e un proprio <text:span text:style-name="T2">staff di supporto</text:span>.<text:span text:style-name="T5">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Sezione di un </text:span><text:span text:style-name="T3">menù</text:span></text:p>
          </table:table-cell>
          <table:table-cell table:style-name="Table1.A1" office:value-type="string">
            <text:p text:style-name="P2">Partizionamento (opzionale) di un <text:span text:style-name="T2">menù</text:span>. Ad es.: primi, secondi, dolci sono sezioni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0">Tempistiche di una <text:span text:style-name="T2">ricetta</text:span></text:p>
          </table:table-cell>
          <table:table-cell table:style-name="Table1.A1" office:value-type="string">
            <text:p text:style-name="P2">Si suddivide in:</text:p>
            <text:list xml:id="list1713236197" text:style-name="WWNum3">
              <text:list-item>
                <text:p text:style-name="P6"><text:span text:style-name="T2">tempo di attività concreta (TAC) </text:span>richiesto a chi la prepara. Per definire questo tempo si dovranno specificare due fattori: il tempo costante (TACc), che non dipende dal numero di porzioni, e il tempo variabile (TACv), che dipende invece dal numero di porzioni. </text:p>
              </text:list-item>
              <text:list-item>
                <text:p text:style-name="P6"><text:span text:style-name="T2">il tempo totale di preparazione (TT)</text:span>, ossia quanto passa dal momento in cui si inizia a svolgere la ricetta al momento in cui può essere servita. Questo include anche quelli che per il cuoco sono tempi morti.</text:p>
              </text:list-item>
              <text:list-item>
                <text:p text:style-name="P6"><text:span text:style-name="T2">il tempo di ultimazione (TU)</text:span>, ossia quanto tempo serve in fase di servizio per ultimare il piatto; rientrano in questa categoria tutte le cose che devono essere fatte all’ultimo. Anche qui avremo una suddivisione in due fattori costante (TUc), indipendente dal numero di porzioni, e variabile (TUv), dipendente dal numero di porzioni. 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Turno </text:p>
          </table:table-cell>
          <table:table-cell table:style-name="Table1.A1" office:value-type="string">
            <text:p text:style-name="P1">Periodo di attività di una persona caratterizzato da una data, un luogo di svolgimento dell’attività e da una fascia oraria.</text:p>
            <text:p text:style-name="Standard">I turni sono di due tipi: <text:span text:style-name="T2">turni preparatori</text:span>, dove i <text:span text:style-name="T2">cuochi</text:span> lavorano a preparare le pietanze, e <text:span text:style-name="T2">turni di servizio</text:span>, dove lavorano il <text:span text:style-name="T2">personale di servizio</text:span> e i <text:span text:style-name="T2">cuochi</text:span> per realizzare il <text:span text:style-name="T2">servizio</text:span> stesso.</text:p>
            <text:p text:style-name="P1">Un <text:span text:style-name="T2">turno</text:span> può essere indicato come “completo” se la cucina e lo staff per quel turno sono completamente impegnati e non più disponibili per altre lavorazioni.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Turno preparatorio</text:p>
          </table:table-cell>
          <table:table-cell table:style-name="Table1.A1" office:value-type="string">
            <text:p text:style-name="Standard"><text:span text:style-name="T2">I turni preparatori</text:span>:</text:p>
            <text:list xml:id="list467741846" text:style-name="WWNum4">
              <text:list-item>
                <text:p text:style-name="P7">sono inseriti dagli <text:span text:style-name="T2">organizzatori</text:span> a monte, a prescindere dagli <text:span text:style-name="T2">eventi</text:span> che si organizzeranno</text:p>
              </text:list-item>
              <text:list-item>
                <text:p text:style-name="P7">si ripetono con una certa cadenza, salvo situazioni particolari o festività</text:p>
              </text:list-item>
              <text:list-item>
                <text:p text:style-name="P7">possono essere raggruppati in modo tale che quando il <text:span text:style-name="T2">personale</text:span> dà la propria disponibilità o è disponibile per tutti i turni del gruppo o non lo è per nessuno.</text:p>
              </text:list-item>
            </text:list>
          </table:table-cell>
          <table:table-cell table:style-name="Table1.A1" office:value-type="string">
            <text:p text:style-name="Standard">Turno di cucina </text:p>
          </table:table-cell>
        </table:table-row>
        <table:table-row table:style-name="Table1.1">
          <table:table-cell table:style-name="Table1.A1" office:value-type="string">
            <text:p text:style-name="P3">Turno di servizio</text:p>
          </table:table-cell>
          <table:table-cell table:style-name="Table1.A1" office:value-type="string">
            <text:p text:style-name="Standard"><text:span text:style-name="T2">I turni di servizio</text:span>:</text:p>
            <text:list xml:id="list1105047902" text:style-name="WWNum1">
              <text:list-item>
                <text:p text:style-name="P8">vengono inseriti dagli <text:span text:style-name="T2">organizzatori </text:span>in seguito alla presa in carico di un <text:span text:style-name="T2">evento</text:span> coi relativi <text:span text:style-name="T2">servizi</text:span>; </text:p>
              </text:list-item>
              <text:list-item>
                <text:p text:style-name="P8">possono prevedere un tempo aggiuntivo rispetto agli orari del <text:span text:style-name="T2">servizio</text:span> effettivo per la preparazione (prima) e per rigovernare (dopo)</text:p>
              </text:list-item>
              <text:list-item>
                <text:p text:style-name="P8">possono essere <text:s/>modificati solo finché non ci sono disponibilità date dal <text:span text:style-name="T2">personale</text:span>.</text:p>
              </text:list-item>
              <text:list-item>
                <text:p text:style-name="P8">a differenza dei <text:span text:style-name="T2">turni preparatori</text:span>, possono esserci più turni di servizio con orari uguali o sovrapposti, perché possono anche esserci <text:span text:style-name="T2">servizi</text:span> in parallelo. </text:p>
              </text:list-item>
            </text:list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<text:span text:style-name="T4">Voce di un </text:span><text:span text:style-name="T3">menù</text:span></text:p>
          </table:table-cell>
          <table:table-cell table:style-name="Table1.A1" office:value-type="string">
            <text:p text:style-name="P2">Singolo elemento di un <text:span text:style-name="T2">menù</text:span>. Può appartenere ad una <text:span text:style-name="T2">sezione</text:span> se il <text:span text:style-name="T2">menù</text:span> è diviso in <text:span text:style-name="T2">sezioni</text:span>.</text:p>
            <text:p text:style-name="P2">Ogni voce fa riferimento ad una <text:span text:style-name="T2">ricetta</text:span> nel <text:span text:style-name="T2">ricettario</text:span>, ma il testo della voce può anche essere diverso dal nome della <text:span text:style-name="T2">ricetta</text:span>.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139in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24pt" fo:font-weight="bold" style:font-name-asian="Bitter1" style:font-family-asian="Bitter" style:font-family-generic-asian="system" style:font-pitch-asian="variable" style:font-size-asian="24pt" style:font-weight-asian="bold" style:font-name-complex="Bitter1" style:font-family-complex="Bitter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693in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.0693in" loext:contextual-spacing="false" fo:line-height="100%" fo:keep-together="always" fo:keep-with-next="always"/>
      <style:text-properties fo:color="#0c3635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16" meta:word-count="1260" meta:character-count="7961" meta:non-whitespace-character-count="6807"/>
    <meta:generator>LibreOfficeDev/6.0.5.2$Linux_X86_64 LibreOffice_project/</meta:generator>
  </office:meta>
</office:document-meta>
</file>